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B0000002235FF73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style:line-height-at-least="0.635cm" fo:text-align="start" style:justify-single-word="false" style:text-autospace="none"/>
      <style:text-properties fo:color="#353d4e" style:font-name="LucidaGrande" fo:font-size="13pt" style:font-name-asian="LucidaGrande" style:font-size-asian="13pt" style:font-name-complex="LucidaGrande" style:font-size-complex="13pt"/>
    </style:style>
    <style:style style:name="P3" style:family="paragraph" style:parent-style-name="Standard">
      <style:text-properties fo:color="#353d4e" style:font-name="LucidaGrande" fo:font-size="13pt" style:text-underline-style="none" fo:font-weight="bold" style:font-name-asian="LucidaGrande" style:font-size-asian="13pt" style:font-weight-asian="bold" style:font-name-complex="LucidaGrande" style:font-size-complex="13pt" style:font-weight-complex="bold"/>
    </style:style>
    <style:style style:name="P4" style:family="paragraph" style:parent-style-name="Standard">
      <style:paragraph-properties style:line-height-at-least="0.635cm" fo:text-align="start" style:justify-single-word="false" style:text-autospace="none"/>
      <style:text-properties fo:color="#353d4e" style:font-name="LucidaGrande" fo:font-size="13pt" fo:font-weight="bold" style:font-name-asian="LucidaGrande" style:font-size-asian="13pt" style:font-weight-asian="bold" style:font-name-complex="LucidaGrande" style:font-size-complex="13pt" style:font-weight-complex="bold"/>
    </style:style>
    <style:style style:name="P5" style:family="paragraph" style:parent-style-name="Heading_20_1">
      <style:text-properties style:text-underline-style="solid" style:text-underline-width="auto" style:text-underline-color="font-color"/>
    </style:style>
    <style:style style:name="T1" style:family="text">
      <style:text-properties fo:font-size="13pt" fo:font-weight="bold" style:font-size-asian="13pt" style:font-weight-asian="bold" style:font-size-complex="13pt" style:font-weight-complex="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FAQ zum ATMega168P</text:h>
      <text:p text:style-name="Text_20_body"><text:span text:style-name="T2"/></text:p>
      <text:p text:style-name="P3">1.) Welche Software und Version wird benötigt um die Firmware aufzuspielen und wo kann man sie runterladen?</text:p>
      <text:p text:style-name="P2">Zum Download der Software auf den Kontroller wird das AVR Studio benötigt. Dieses kann kostenlos auf der Atmel Seite runtergeladen werden.</text:p>
      <text:p text:style-name="P2"/>
      <text:p text:style-name="P4">2.) Welche Hardware wird benötigt um den ATMega168P zu programmieren?</text:p>
      <text:p text:style-name="P2">Zum programmieren ist ein ISP Adapter notwendig. Mit diesem Adapter kann der Kontroller programmiert werden, wenn er in der aktuellen Schaltung eingebaut ist (In-Service-Programming). Hierfür kann der Atmel AVR ISP benutzt werden, den es auch bei Reichelt mit der Bestellnummer XXXXXXXX gibt.</text:p>
      <text:p text:style-name="P2"/>
      <text:p text:style-name="P4">3.) Wie werden die 6 poligen Kontakte mit der Controller Platine verbunden ?</text:p>
      <text:p text:style-name="P2">ISP einfach auf das Kontrollerboard stecken.</text:p>
      <text:p text:style-name="P2"/>
      <text:p text:style-name="P4">4.) Kann der Chip in der Controller Platine sein wenn man ihn programmiert?</text:p>
      <text:p text:style-name="P2">Er muss auf dem auf der Platine stecken und die Platine muss mit dem Bus verbunden sein. Nur so liegt die nötige Beschaltung/Spannung am Kontroller an.</text:p>
      <text:p text:style-name="P2"/>
      <text:p text:style-name="P4">5.) Einige Hardcopys der einzelnen Schritte wie man die Software anwenden muß um die Firmware auf den 168P aufzuspielen?</text:p>
      <text:p text:style-name="P2"/>
      <text:p text:style-name="P4">6.) Wie verhält sich der ATMega168P nach der Aufspielung der Firmware bzw. wie man testen kann ob das Aufspielen der Firmware erfolgreich war?</text:p>
      <text:p text:style-name="P2">Das aufspielen der Firmware war erfolgreich, wenn die Programmiersoftware ein erfolgreich sagt. Eine weitere Möglichkeit um das zu testen ist es den Programmiertaster zu drücken, wenn das LED an bleibt wenn der Taster wieder losgelassen wird, läuft die Firmware.</text:p>
      <text:p text:style-name="P2"><text:soft-page-break/></text:p>
      <text:p text:style-name="P4">7.) Wird noch etwas anderes benötigt um jetzt die Controller Platine mit der entsprechenden z.B. 8 fach Aktor mit der ETS zu verwenden?</text:p>
      <text:p text:style-name="P2">Nein, Kontroller mit dem AppBoard verbinden und alles in ein Gehäuse einbaue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35FF73E2.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Start</text:span></text:p>
        <text:p text:style-name="Header"><text:tab/><text:tab/>AVR Grundschaltung Einstieg</text:p>
      </style:header>
      <style:footer>
        <text:p text:style-name="Footer">Matthias Fechner<text:tab/><text:date style:data-style-name="N76" text:date-value="2009-06-22T09:17:41.99" text:fixed="true">22. Juni 2009</text:date><text:tab/>Seite <text:page-number text:select-page="current">2</text:page-number> von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6-22T09:17:42</meta:creation-date>
    <meta:editing-cycles>3</meta:editing-cycles>
    <meta:editing-duration>PT00H08M08S</meta:editing-duration>
    <dc:date>2009-06-22T09:25:49</dc:date>
    <meta:document-statistic meta:table-count="0" meta:image-count="0" meta:object-count="0" meta:page-count="2" meta:paragraph-count="17" meta:word-count="282" meta:character-count="1797"/>
    <meta:user-defined meta:name="Info 1"/>
    <meta:user-defined meta:name="Info 2"/>
    <meta:user-defined meta:name="Info 3"/>
    <meta:user-defined meta:name="Info 4"/>
  </office:meta>
</office:document-meta>
</file>